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B0000021DFCF02F8354A5D8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146in" svg:height="5.6354in" draw:z-index="0"><draw:image xlink:href="Pictures/100000010000027B0000021DFCF02F8354A5D8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6:22:13.468233940</meta:creation-date>
    <dc:date>2025-11-29T16:22:40.560589805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